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7.371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196cm"/>
    </style:style>
    <style:style style:name="co7" style:family="table-column">
      <style:table-column-properties fo:break-before="auto" style:column-width="2.1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1.845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ans1"/>
    </style:style>
    <style:style style:name="ce8" style:family="table-cell" style:parent-style-name="Default">
      <style:table-cell-properties fo:background-color="#8e03a3"/>
    </style:style>
    <style:style style:name="ce4" style:family="table-cell" style:parent-style-name="Default" style:data-style-name="N11"/>
    <style:style style:name="ce5" style:family="table-cell" style:parent-style-name="Default" style:data-style-name="N0"/>
    <style:style style:name="ce11" style:family="table-cell" style:parent-style-name="Default">
      <style:map style:condition="cell-content()&gt;0" style:apply-style-name="Good" style:base-cell-address="List1.D71"/>
      <style:map style:condition="cell-content()&lt;0" style:apply-style-name="Warning" style:base-cell-address="List1.D71"/>
    </style:style>
    <style:style style:name="ce14" style:family="table-cell" style:parent-style-name="Default">
      <style:table-cell-properties style:text-align-source="fix" style:repeat-content="false" fo:border="0.74pt solid #ef6c00" style:vertical-align="middle"/>
      <style:paragraph-properties fo:text-align="center"/>
    </style:style>
    <style:style style:name="ce12" style:family="table-cell" style:parent-style-name="Default">
      <style:table-cell-properties fo:border="0.74pt solid #ef6c00"/>
    </style:style>
    <style:style style:name="ce7" style:family="table-cell" style:parent-style-name="Default">
      <style:table-cell-properties fo:border="0.74pt solid #ef6c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string" calcext:value-type="string">
            <text:p>Veličina</text:p>
          </table:table-cell>
          <table:table-cell office:value-type="string" calcext:value-type="string">
            <text:p>Výsledek</text:p>
          </table:table-cell>
          <table:table-cell office:value-type="string" calcext:value-type="string">
            <text:p>Poznámky</text:p>
          </table:table-cell>
          <table:table-cell/>
          <table:table-cell table:style-name="ce14" office:value-type="string" calcext:value-type="string" table:number-columns-spanned="1" table:number-rows-spanned="2">
            <text:p>Jádro</text:p>
          </table:table-cell>
          <table:table-cell table:style-name="ce14" office:value-type="string" calcext:value-type="string">
            <text:p>Typ</text:p>
          </table:table-cell>
          <table:table-cell table:style-name="ce7" office:value-type="string" calcext:value-type="string">
            <text:p>e (mm)</text:p>
          </table:table-cell>
          <table:table-cell table:style-name="ce7" office:value-type="string" calcext:value-type="string">
            <text:p>f (mm)</text:p>
          </table:table-cell>
          <table:table-cell table:style-name="ce7" office:value-type="string" calcext:value-type="string">
            <text:p>d (mm)</text:p>
          </table:table-cell>
          <table:table-cell table:style-name="ce7" office:value-type="string" calcext:value-type="string">
            <text:p>c (mm)</text:p>
          </table:table-cell>
          <table:table-cell table:style-name="ce7" office:value-type="string" calcext:value-type="string">
            <text:p>a (mm)</text:p>
          </table:table-cell>
          <table:table-cell table:style-name="ce7" office:value-type="string" calcext:value-type="string">
            <text:p>b (mm)</text:p>
          </table:table-cell>
          <table:table-cell table:style-name="ce7" office:value-type="string" calcext:value-type="string">
            <text:p>So (cm2)</text:p>
          </table:table-cell>
          <table:table-cell table:style-name="ce7" office:value-type="string" calcext:value-type="string">
            <text:p>Sfe (cm2)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ls (cm)</text:p>
          </table:table-cell>
          <table:table-cell table:style-name="ce7" office:value-type="string" calcext:value-type="string">
            <text:p>m (kg)</text:p>
          </table:table-cell>
          <table:table-cell table:style-name="ce7" office:value-type="string" calcext:value-type="string">
            <text:p>So * Sfe (cm4)</text:p>
          </table:table-cell>
        </table:table-row>
        <table:table-row table:style-name="ro1">
          <table:table-cell office:value-type="string" calcext:value-type="string" table:number-columns-spanned="1" table:number-rows-spanned="21">
            <text:p>Zadání</text:p>
          </table:table-cell>
          <table:table-cell table:style-name="ce2" office:value-type="string" calcext:value-type="string">
            <text:p>η (%)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/>
          <table:covered-table-cell table:style-name="ce12"/>
          <table:table-cell table:style-name="ce7" table:number-columns-repeated="13"/>
        </table:table-row>
        <table:table-row table:style-name="ro1">
          <table:covered-table-cell/>
          <table:table-cell office:value-type="string" calcext:value-type="string">
            <text:p>U1 (V)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f (Hz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4" office:value-type="string" calcext:value-type="string" table:number-columns-spanned="1" table:number-rows-spanned="5">
            <text:p>Dráty</text:p>
          </table:table-cell>
          <table:table-cell table:style-name="ce7"/>
          <table:table-cell table:style-name="ce7" office:value-type="string" calcext:value-type="string">
            <text:p>primár</text:p>
          </table:table-cell>
          <table:table-cell table:style-name="ce7" office:value-type="string" calcext:value-type="string">
            <text:p>sekundár 1</text:p>
          </table:table-cell>
          <table:table-cell table:style-name="ce7" office:value-type="string" calcext:value-type="string">
            <text:p>sekundár 2</text:p>
          </table:table-cell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1 (V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cu (m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U22 (V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dmax (m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1 (A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S (mm2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8" office:value-type="string" calcext:value-type="string">
            <text:p>I22 (A)</text:p>
          </table:table-cell>
          <table:table-cell table:style-name="ce8"/>
          <table:table-cell office:value-type="string" calcext:value-type="string">
            <text:p>Změňte pouze purpurové pole</text:p>
          </table:table-cell>
          <table:table-cell/>
          <table:covered-table-cell table:style-name="ce12"/>
          <table:table-cell table:style-name="ce7" office:value-type="string" calcext:value-type="string">
            <text:p>N (1/cm)</text:p>
          </table:table-cell>
          <table:table-cell table:style-name="ce7" table:number-columns-repeated="3"/>
          <table:table-cell table:number-columns-repeated="9"/>
        </table:table-row>
        <table:table-row table:style-name="ro1">
          <table:covered-table-cell/>
          <table:table-cell table:style-name="ce2" office:value-type="string" calcext:value-type="string">
            <text:p>ΔP1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style-name="ce4" office:value-type="percentage" office:value="0.4" calcext:value-type="percentage">
            <text:p>4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style-name="ce4" office:value-type="percentage" office:value="0.2" calcext:value-type="percentage">
            <text:p>20,00 %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Bm (T)</text:p>
          </table:table-cell>
          <table:table-cell table:style-name="ce5" office:value-type="float" office:value="1.6" calcext:value-type="float">
            <text:p>1,6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J (A/m2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fe</text:p>
          </table:table-cell>
          <table:table-cell table:style-name="ce5" office:value-type="float" office:value="0.97" calcext:value-type="float">
            <text:p>0,97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ko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p (W/kg)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H (A/cm)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Z obr.</text:p>
          </table:table-cell>
          <table:table-cell table:number-columns-repeated="15"/>
        </table:table-row>
        <table:table-row table:style-name="ro1">
          <table:covered-table-cell/>
          <table:table-cell table:style-name="ce2" office:value-type="string" calcext:value-type="string">
            <text:p>r (mm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polystyrenu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l. transf. papíru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Teplotní součinitel Cu</text:p>
          </table:table-cell>
          <table:table-cell table:style-name="ce5" office:value-type="float" office:value="0.0178" calcext:value-type="float">
            <text:p>0,0178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velikost kostřičky (mm)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P21 (W)</text:p>
          </table:table-cell>
          <table:table-cell table:formula="of:=[.C5]*[.C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2 (W)</text:p>
          </table:table-cell>
          <table:table-cell table:formula="of:=[.C6]*[.C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2 (W)</text:p>
          </table:table-cell>
          <table:table-cell table:formula="of:=SUM([.C24:.C25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(W)</text:p>
          </table:table-cell>
          <table:table-cell table:formula="of:=([.C26]/[.C2])*10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ΔPcmax</text:p>
          </table:table-cell>
          <table:table-cell table:formula="of:=[.C28]-[.C2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>
            <text:p>ΔP1Cu (%)</text:p>
          </table:table-cell>
          <table:table-cell table:formula="of:=[.C$29]*[.C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2Cu (%)</text:p>
          </table:table-cell>
          <table:table-cell table:formula="of:=[.C$29]*[.C1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covered-table-cell/>
          <table:table-cell table:style-name="ce2" office:value-type="string" calcext:value-type="string">
            <text:p>ΔPfe (%)</text:p>
          </table:table-cell>
          <table:table-cell table:formula="of:=[.C$29]*[.C1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 (W)</text:p>
          </table:table-cell>
          <table:table-cell table:formula="of:=[.C26]+[.C3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 * Sfe (cm4)</text:p>
          </table:table-cell>
          <table:table-cell table:formula="of:=[.C35]/(2.22*[.C12]*[.C13]*[.C4]*[.C15]*[.C14]*10^-2)" office:value-type="float" office:value="0" calcext:value-type="float">
            <text:p>0</text:p>
          </table:table-cell>
          <table:table-cell office:value-type="string" calcext:value-type="string">
            <text:p>Zadejte jádro (nejbližší vyšší)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1</text:p>
          </table:table-cell>
          <table:table-cell table:formula="of:=CEILING([.C3]/(4.44*[.C12]*[.C4]*[.O2]*[.C14]*10^-4)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 (A)</text:p>
          </table:table-cell>
          <table:table-cell table:formula="of:=([.Q2]*[.C17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N21</text:p>
          </table:table-cell>
          <table:table-cell table:formula="of:=CEILING(([.C38]*[.C5])/[.C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N22</text:p>
          </table:table-cell>
          <table:table-cell table:formula="of:=CEILING(([.C38]*[.C6])/[.C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d21 (cm)</text:p>
          </table:table-cell>
          <table:table-cell table:formula="of:=SQRT((4*[.C7])/([.C13]*PI()))" office:value-type="float" office:value="0" calcext:value-type="float">
            <text:p>0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d22 (cm)</text:p>
          </table:table-cell>
          <table:table-cell table:formula="of:=SQRT((4*[.C8])/([.C13]*PI()))" office:value-type="float" office:value="0" calcext:value-type="float">
            <text:p>0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I1č1 (A)</text:p>
          </table:table-cell>
          <table:table-cell table:formula="of:=([.C7]*[.C41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2č2 (A)</text:p>
          </table:table-cell>
          <table:table-cell table:formula="of:=([.C8]*[.C42])/[.C3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I1č (A)</text:p>
          </table:table-cell>
          <table:table-cell table:formula="of:=SUM([.C47:.C4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1 (A)</text:p>
          </table:table-cell>
          <table:table-cell table:formula="of:=SQRT( ([.C49])^2 + ([.C39])^2 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 (cm)</text:p>
          </table:table-cell>
          <table:table-cell table:formula="of:=SQRT( (4*[.C51])/([.C13]* PI()))" office:value-type="string" office:string-value="" calcext:value-type="error">
            <text:p>#DIV/0!</text:p>
          </table:table-cell>
          <table:table-cell office:value-type="string" calcext:value-type="string">
            <text:p>Zadejte drát (nejbližší vyšší)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>
            <text:p>N1‘</text:p>
          </table:table-cell>
          <table:table-cell table:formula="of:=CEILING([.C38]*0.95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1‘</text:p>
          </table:table-cell>
          <table:table-cell table:formula="of:=CEILING(1.05*[.C41]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N22‘</text:p>
          </table:table-cell>
          <table:table-cell table:formula="of:=CEILING(1.05*[.C42])" office:value-type="string" office:string-value="" calcext:value-type="error">
            <text:p>#DIV/0!</text:p>
          </table:table-cell>
          <table:table-cell office:value-type="string" calcext:value-type="string">
            <text:p>Korekce počtu závitů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str (mm)</text:p>
          </table:table-cell>
          <table:table-cell table:formula="of:=[.I2]-2*[.C18]-2*[.C19]" office:value-type="float" office:value="-6" calcext:value-type="float">
            <text:p>-6</text:p>
          </table:table-cell>
          <table:table-cell office:value-type="string" calcext:value-type="string">
            <text:p>velikost kostry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č závitu na prim</text:p>
          </table:table-cell>
          <table:table-cell table:formula="of:=FLOOR([.C58]/[.H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č vrstev prim</text:p>
          </table:table-cell>
          <table:table-cell table:formula="of:=CEILING([.C54]/[.C5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pč závitu na sek1</text:p>
          </table:table-cell>
          <table:table-cell table:formula="of:=FLOOR([.C58]/[.I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1</text:p>
          </table:table-cell>
          <table:table-cell table:formula="of:=CEILING([.C55]/[.C62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závitu na sek2</text:p>
          </table:table-cell>
          <table:table-cell table:formula="of:=FLOOR([.C58]/[.J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pč vrstev sek2</text:p>
          </table:table-cell>
          <table:table-cell table:formula="of:=CEILING([.C56]/[.C6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stor primáru</text:p>
          </table:table-cell>
          <table:table-cell table:formula="of:=([.H6]+[.C20])*[.C6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pro 1. sekundár</text:p>
          </table:table-cell>
          <table:table-cell table:formula="of:=([.I6]+[.C20])*[.C6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pro 2. sekundar</text:p>
          </table:table-cell>
          <table:table-cell table:formula="of:=([.J6]+[.C20])*[.C6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stor k dispozici (mm)</text:p>
          </table:table-cell>
          <table:table-cell table:formula="of:=[.H2]-(2*[.C22])"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zbylý prostor (mm)</text:p>
          </table:table-cell>
          <table:table-cell table:style-name="ce11" table:formula="of:=[.C70]-SUM([.C67:.C69])" office:value-type="string" office:string-value="" calcext:value-type="error">
            <text:p>#DIV/0!</text:p>
          </table:table-cell>
          <table:table-cell office:value-type="string" calcext:value-type="string">
            <text:p>Pokud vyjde v (-) je nutné zvolit větší jádro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Δp</text:p>
          </table:table-cell>
          <table:table-cell table:formula="of:=[.C16]*[.R2]" office:value-type="float" office:value="0" calcext:value-type="float">
            <text:p>0</text:p>
          </table:table-cell>
          <table:table-cell office:value-type="string" calcext:value-type="string">
            <text:p>ztráty v železe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 office:value-type="float" office:value="22" calcext:value-type="float" table:number-columns-spanned="1" table:number-rows-spanned="5">
            <text:p>22</text:p>
          </table:table-cell>
          <table:table-cell office:value-type="string" calcext:value-type="string">
            <text:p>R1 (Ohm)</text:p>
          </table:table-cell>
          <table:table-cell table:formula="of:=([.C54]*[.C21]*[.C78])/(1000*[.H7])" office:value-type="string" office:string-value="" calcext:value-type="error">
            <text:p>#DIV/0!</text:p>
          </table:table-cell>
          <table:table-cell office:value-type="string" calcext:value-type="string">
            <text:p>odpor na prim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" calcext:value-type="float">
            <text:p>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H6]*2)+([.C20]*2))*([.C60]-1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[.C76]+[.C77]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1z (W)</text:p>
          </table:table-cell>
          <table:table-cell table:formula="of:=[.C75]*([.C51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4" calcext:value-type="float" table:number-columns-spanned="1" table:number-rows-spanned="5">
            <text:p>24</text:p>
          </table:table-cell>
          <table:table-cell office:value-type="string" calcext:value-type="string">
            <text:p>R21 (Ohm)</text:p>
          </table:table-cell>
          <table:table-cell table:formula="of:=([.C55]*[.C21]*[.C84])/(1000*[.I7])" office:value-type="string" office:string-value="" calcext:value-type="error">
            <text:p>#DIV/0!</text:p>
          </table:table-cell>
          <table:table-cell office:value-type="string" calcext:value-type="string">
            <text:p>odpor na 1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[.H2]+2*[.C19])" office:value-type="float" office:value="8" calcext:value-type="float">
            <text:p>8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H2]+2*[.C19])+((([.I6]*2)+([.C20]*2))*([.C63]-1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2:.C83])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1z (W)</text:p>
          </table:table-cell>
          <table:table-cell table:formula="of:=[.C81]*([.C7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>
            <text:p>R22 (Ohm)</text:p>
          </table:table-cell>
          <table:table-cell table:formula="of:=([.C56]*[.C21]*[.C90])/(1000*[.J7])" office:value-type="string" office:string-value="" calcext:value-type="error">
            <text:p>#DIV/0!</text:p>
          </table:table-cell>
          <table:table-cell office:value-type="string" calcext:value-type="string">
            <text:p>odpor na 2. sekundáru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in</text:p>
          </table:table-cell>
          <table:table-cell table:formula="of:=4*(([.C83]/4)+(2*[.C20]))" office:value-type="string" office:string-value="" calcext:value-type="error">
            <text:p>#DIV/0!</text:p>
          </table:table-cell>
          <table:table-cell office:value-type="string" calcext:value-type="string">
            <text:p>min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max</text:p>
          </table:table-cell>
          <table:table-cell table:formula="of:=4*(([.C88]/4)+(([.J6]*2)+(2*[.C20])))" office:value-type="string" office:string-value="" calcext:value-type="error">
            <text:p>#DIV/0!</text:p>
          </table:table-cell>
          <table:table-cell office:value-type="string" calcext:value-type="string">
            <text:p>maximální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ls</text:p>
          </table:table-cell>
          <table:table-cell table:formula="of:=(SUM([.C88:.C89]))/2" office:value-type="string" office:string-value="" calcext:value-type="error">
            <text:p>#DIV/0!</text:p>
          </table:table-cell>
          <table:table-cell office:value-type="string" calcext:value-type="string">
            <text:p>průměrná délka obtočení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P22z (W)</text:p>
          </table:table-cell>
          <table:table-cell table:formula="of:=[.C87]*([.C8])^2" office:value-type="string" office:string-value="" calcext:value-type="error">
            <text:p>#DIV/0!</text:p>
          </table:table-cell>
          <table:table-cell office:value-type="string" calcext:value-type="string">
            <text:p>ztrátový výko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</text:p>
          </table:table-cell>
          <table:table-cell table:formula="of:=SUM([.C73];[.C79];[.C85];[.C91])" office:value-type="string" office:string-value="" calcext:value-type="error">
            <text:p>#DIV/0!</text:p>
          </table:table-cell>
          <table:table-cell office:value-type="string" calcext:value-type="string">
            <text:p>celkové ztráty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el (W)</text:p>
          </table:table-cell>
          <table:table-cell table:formula="of:=[.C26]+[.C93]" office:value-type="string" office:string-value="" calcext:value-type="error">
            <text:p>#DIV/0!</text:p>
          </table:table-cell>
          <table:table-cell office:value-type="string" calcext:value-type="string">
            <text:p>celkový příkon</text:p>
          </table:table-cell>
          <table:table-cell table:number-columns-repeated="15"/>
        </table:table-row>
        <table:table-row table:style-name="ro1" table:number-rows-repeated="1048481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List1.C71:List1.C71">
            <calcext:condition calcext:apply-style-name="Good" calcext:value="&gt;0" calcext:base-cell-address="List1.D71"/>
            <calcext:condition calcext:apply-style-name="Warning" calcext:value="&lt;0" calcext:base-cell-address="List1.D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23:25:46.141756371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55:34.626898215</meta:creation-date>
    <dc:date>2024-05-14T23:27:13.360017504</dc:date>
    <meta:editing-duration>PT2H35M17S</meta:editing-duration>
    <meta:editing-cycles>15</meta:editing-cycles>
    <meta:generator>LibreOffice/24.2.3.2$Linux_X86_64 LibreOffice_project/420$Build-2</meta:generator>
    <dc:creator>Vojtěch Vašek</dc:creator>
    <meta:document-statistic meta:table-count="1" meta:cell-count="232" meta:object-count="0"/>
  </office:meta>
</office:document-meta>
</file>